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a05" officeooo:paragraph-rsid="00156a05"/>
    </style:style>
    <style:style style:name="P2" style:family="paragraph" style:parent-style-name="Standard">
      <style:text-properties officeooo:rsid="00156a05" officeooo:paragraph-rsid="00162c7a"/>
    </style:style>
    <style:style style:name="P3" style:family="paragraph" style:parent-style-name="Standard">
      <style:text-properties officeooo:paragraph-rsid="00162c7a"/>
    </style:style>
    <style:style style:name="P4" style:family="paragraph" style:parent-style-name="Standard">
      <style:text-properties officeooo:rsid="0016e35e" officeooo:paragraph-rsid="0016e35e"/>
    </style:style>
    <style:style style:name="P5" style:family="paragraph" style:parent-style-name="Standard">
      <style:text-properties officeooo:rsid="0016e35e" officeooo:paragraph-rsid="001731a0"/>
    </style:style>
    <style:style style:name="P6" style:family="paragraph" style:parent-style-name="Standard">
      <style:text-properties officeooo:rsid="001731a0" officeooo:paragraph-rsid="001731a0"/>
    </style:style>
    <style:style style:name="P7" style:family="paragraph" style:parent-style-name="Standard">
      <style:text-properties officeooo:rsid="00162c7a" officeooo:paragraph-rsid="00162c7a"/>
    </style:style>
    <style:style style:name="P8" style:family="paragraph" style:parent-style-name="Standard" style:list-style-name="L1">
      <style:text-properties officeooo:paragraph-rsid="0016e35e"/>
    </style:style>
    <style:style style:name="P9" style:family="paragraph" style:parent-style-name="Standard" style:list-style-name="L1">
      <style:text-properties officeooo:rsid="00156a05" officeooo:paragraph-rsid="00156a05"/>
    </style:style>
    <style:style style:name="P10" style:family="paragraph" style:parent-style-name="Standard" style:list-style-name="L1">
      <style:text-properties officeooo:rsid="00156a05" officeooo:paragraph-rsid="0016e35e"/>
    </style:style>
    <style:style style:name="P11" style:family="paragraph" style:parent-style-name="Standard" style:list-style-name="L1">
      <style:text-properties officeooo:rsid="0016e35e" officeooo:paragraph-rsid="0016e35e"/>
    </style:style>
    <style:style style:name="P12" style:family="paragraph" style:parent-style-name="Standard" style:list-style-name="L1">
      <style:text-properties officeooo:rsid="00162c7a" officeooo:paragraph-rsid="0016e35e"/>
    </style:style>
    <style:style style:name="P13" style:family="paragraph" style:parent-style-name="Standard" style:list-style-name="L1">
      <style:text-properties officeooo:rsid="001731a0" officeooo:paragraph-rsid="001731a0"/>
    </style:style>
    <style:style style:name="P14" style:family="paragraph" style:parent-style-name="Standard" style:list-style-name="L1">
      <style:text-properties officeooo:rsid="00175532" officeooo:paragraph-rsid="00175532"/>
    </style:style>
    <style:style style:name="P15" style:family="paragraph" style:parent-style-name="Standard" style:list-style-name="L1">
      <style:text-properties officeooo:rsid="001ec1b8" officeooo:paragraph-rsid="001ec1b8"/>
    </style:style>
    <style:style style:name="T1" style:family="text">
      <style:text-properties officeooo:rsid="0016e3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y current assumption is, that when we will perform reasonable steps to clean up the data, we will end up with a very small data set. So there will be a payoff between how much we process the data and how much data we are left with. Kyra has pushed the idea of making the preprocessing variable. </text:p>
      <text:p text:style-name="P2"/>
      <text:p text:style-name="P1">Contents</text:p>
      <text:p text:style-name="P1"/>
      <text:p text:style-name="P1">I Thesis</text:p>
      <text:list xml:id="list3040233785" text:style-name="L1">
        <text:list-header>
          <text:p text:style-name="P9"/>
        </text:list-header>
        <text:list-item>
          <text:p text:style-name="P9">Introduction</text:p>
          <text:list>
            <text:list-item>
              <text:p text:style-name="P9">Drug-Target-Interaction</text:p>
            </text:list-item>
            <text:list-item>
              <text:p text:style-name="P9">Binary Prediction Methods</text:p>
            </text:list-item>
            <text:list-item>
              <text:p text:style-name="P9">Continuous Prediction Methods</text:p>
            </text:list-item>
            <text:list-item>
              <text:p text:style-name="P9">Protein Language Models</text:p>
            </text:list-item>
            <text:list-item>
              <text:p text:style-name="P9">Ligand Digitalization Models</text:p>
            </text:list-item>
            <text:list-item>
              <text:p text:style-name="P9">Available Data (so far still just bindingDB confirmed, Durgbank might be worth looking into)</text:p>
            </text:list-item>
            <text:list-item>
              <text:p text:style-name="P9">Goals</text:p>
            </text:list-item>
          </text:list>
          <text:p text:style-name="P9"/>
        </text:list-item>
        <text:list-item>
          <text:p text:style-name="P9">Methods</text:p>
          <text:list>
            <text:list-item>
              <text:p text:style-name="P9">Data Collection</text:p>
            </text:list-item>
            <text:list-item>
              <text:p text:style-name="P11">Data Analysis</text:p>
              <text:list>
                <text:list-item>
                  <text:p text:style-name="P11">Sequence similarity</text:p>
                </text:list-item>
                <text:list-item>
                  <text:p text:style-name="P11">Ligand Similarity</text:p>
                </text:list-item>
                <text:list-item>
                  <text:p text:style-name="P11">Affinity Values</text:p>
                  <text:p text:style-name="P8"/>
                </text:list-item>
              </text:list>
            </text:list-item>
            <text:list-item>
              <text:p text:style-name="P10"><text:s/><text:span text:style-name="T1">Processing of the available data</text:span></text:p>
              <text:list>
                <text:list-item>
                  <text:p text:style-name="P12">The payoff between reasonable steps and data scarcity</text:p>
                </text:list-item>
                <text:list-item>
                  <text:p text:style-name="P11">Filtering</text:p>
                </text:list-item>
                <text:list-item>
                  <text:p text:style-name="P11">Sequence redundancy reduction</text:p>
                </text:list-item>
                <text:list-item>
                  <text:p text:style-name="P11">Clustering</text:p>
                </text:list-item>
                <text:list-item>
                  <text:p text:style-name="P11">Ligand redundancy reduction</text:p>
                </text:list-item>
                <text:list-item>
                  <text:p text:style-name="P11">Choosing an Affinity Value</text:p>
                  <text:p text:style-name="P11"/>
                </text:list-item>
              </text:list>
            </text:list-item>
            <text:list-item>
              <text:p text:style-name="P11">Cleanup Script (The main part of the thesis revolves around this point or at least this is my current suspicion)</text:p>
              <text:list>
                <text:list-item>
                  <text:p text:style-name="P11">Parameters</text:p>
                </text:list-item>
                <text:list-item>
                  <text:p text:style-name="P11">(maybe 2.3. and 2.4. should be one)</text:p>
                </text:list-item>
              </text:list>
            </text:list-item>
          </text:list>
        </text:list-item>
      </text:list>
      <text:p text:style-name="P4"/>
      <text:list xml:id="list73250144315214" text:continue-numbering="true" text:style-name="L1">
        <text:list-item>
          <text:list>
            <text:list-item>
              <text:p text:style-name="P11">Dataset Creation</text:p>
              <text:list>
                <text:list-item>
                  <text:p text:style-name="P11">Test Set</text:p>
                </text:list-item>
                <text:list-item>
                  <text:p text:style-name="P11">Validation Set</text:p>
                </text:list-item>
                <text:list-item>
                  <text:p text:style-name="P11">Training Sets</text:p>
                </text:list-item>
              </text:list>
            </text:list-item>
          </text:list>
        </text:list-item>
      </text:list>
      <text:p text:style-name="P5"/>
      <text:list xml:id="list73249833877465" text:continue-numbering="true" text:style-name="L1">
        <text:list-item>
          <text:list>
            <text:list-item>
              <text:p text:style-name="P13">Revisting the prediction Model</text:p>
              <text:list>
                <text:list-item>
                  <text:p text:style-name="P13">Protein Embedding</text:p>
                </text:list-item>
                <text:list-item>
                  <text:p text:style-name="P13">Ligand Digitalization</text:p>
                </text:list-item>
                <text:list-item>
                  <text:p text:style-name="P13">Model Architecture (I am not going to create a completely new model)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list xml:id="list73249262248066" text:continue-numbering="true" text:style-name="L1">
        <text:list-item>
          <text:list>
            <text:list-item>
              <text:p text:style-name="P13"><text:soft-page-break/>Evaluation of the datasets based on the results from the model</text:p>
              <text:list>
                <text:list-item>
                  <text:p text:style-name="P14">Concordance Index</text:p>
                </text:list-item>
                <text:list-item>
                  <text:p text:style-name="P14">Mean Squared Error</text:p>
                </text:list-item>
                <text:list-item>
                  <text:p text:style-name="P14">r2m</text:p>
                </text:list-item>
                <text:list-item>
                  <text:p text:style-name="P14">Area Under the Precision Recall Curve </text:p>
                </text:list-item>
              </text:list>
            </text:list-item>
          </text:list>
        </text:list-item>
      </text:list>
      <text:p text:style-name="P4"/>
      <text:p text:style-name="P4"/>
      <text:list xml:id="list73249605548949" text:continue-numbering="true" text:style-name="L1">
        <text:list-item>
          <text:p text:style-name="P9">Results</text:p>
          <text:list>
            <text:list-item>
              <text:p text:style-name="P15">Quality of the datasets</text:p>
            </text:list-item>
            <text:list-item>
              <text:p text:style-name="P15">Effects of the parameters</text:p>
            </text:list-item>
            <text:list-item>
              <text:p text:style-name="P15">(perhaps) usefulness of different representations</text:p>
              <text:p text:style-name="P15"/>
            </text:list-item>
          </text:list>
        </text:list-item>
        <text:list-item>
          <text:p text:style-name="P9">Discussion</text:p>
          <text:list>
            <text:list-item>
              <text:p text:style-name="P15">Conclusions</text:p>
              <text:list>
                <text:list-item>
                  <text:p text:style-name="P15">viability of the datasets</text:p>
                </text:list-item>
                <text:list-item>
                  <text:p text:style-name="P15">available data</text:p>
                </text:list-item>
                <text:list-item>
                  <text:p text:style-name="P15">best available representation</text:p>
                </text:list-item>
              </text:list>
            </text:list-item>
            <text:list-item>
              <text:p text:style-name="P15">Future Research</text:p>
            </text:list-item>
          </text:list>
        </text:list-item>
      </text:list>
      <text:p text:style-name="P1"/>
      <text:p text:style-name="P3"/>
      <text:p text:style-name="P1"/>
      <text:p text:style-name="P1">II Appendi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09:36:00.155132979</meta:creation-date>
    <meta:generator>LibreOffice/6.4.7.2$Linux_X86_64 LibreOffice_project/40$Build-2</meta:generator>
    <dc:date>2021-08-24T07:32:48.561387630</dc:date>
    <meta:editing-duration>PT5H10M56S</meta:editing-duration>
    <meta:editing-cycles>5</meta:editing-cycles>
    <meta:document-statistic meta:table-count="0" meta:image-count="0" meta:object-count="0" meta:page-count="2" meta:paragraph-count="51" meta:word-count="280" meta:character-count="1751" meta:non-whitespace-character-count="1566"/>
  </office:meta>
</office:document-meta>
</file>